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2.932cm" fo:min-width="3.214cm"/>
    </style:style>
    <style:style style:name="gr2" style:family="graphic" style:parent-style-name="objectwithoutfill">
      <style:graphic-properties svg:stroke-width="1cm" svg:stroke-color="#000000" draw:marker-start-width="1.7cm" draw:marker-end-width="1.7cm" draw:fill="none" draw:textarea-vertical-align="middle" fo:padding-top="0.575cm" fo:padding-bottom="0.575cm" fo:padding-left="0.7cm" fo:padding-right="0.7cm"/>
    </style:style>
    <style:style style:name="gr3" style:family="graphic" style:parent-style-name="standard">
      <style:graphic-properties svg:stroke-width="0.5cm" svg:stroke-color="#000000" draw:marker-start-width="0.95cm" draw:marker-end-width="0.95cm" draw:textarea-horizontal-align="justify" draw:textarea-vertical-align="middle" draw:auto-grow-height="false" fo:min-height="26.17cm" fo:min-width="25.92cm" fo:padding-top="0.325cm" fo:padding-bottom="0.325cm" fo:padding-left="0.45cm" fo:padding-right="0.4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25cm" svg:height="4.5cm" svg:x="1.22cm" svg:y="1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25cm" svg:height="4.5cm" svg:x="23.22cm" svg:y="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25cm" svg:height="4.5cm" svg:x="23.22cm" svg:y="2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72cm" svg:y1="14.72cm" svg:x2="25.72cm" svg:y2="3.22cm">
          <text:p/>
        </draw:line>
        <draw:line draw:style-name="gr2" draw:text-style-name="P2" draw:layer="layout" svg:x1="25.746cm" svg:y1="26.221cm" svg:x2="3.97cm" svg:y2="14.72cm">
          <text:p/>
        </draw:line>
        <draw:custom-shape draw:style-name="gr3" draw:text-style-name="P3" draw:layer="layout" svg:width="29.5cm" svg:height="29.5cm" svg:x="0.221cm" svg:y="0.2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2cm" fo:margin-bottom="1.22cm" fo:margin-left="1.22cm" fo:margin-right="1.22cm" fo:page-width="30.026cm" fo:page-height="30.0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2T14:56:03.671453158</dc:date>
    <meta:editing-duration>PT27M35S</meta:editing-duration>
    <meta:editing-cycles>4</meta:editing-cycles>
    <meta:generator>LibreOffice/7.0.4.2$Linux_X86_64 LibreOffice_project/00$Build-2</meta:generator>
    <meta:document-statistic meta:object-count="6"/>
  </office:meta>
</office:document-meta>
</file>